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bd2ec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10daef5"/>
    </style:style>
    <style:style style:name="P27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f7f78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text-properties officeooo:paragraph-rsid="1112168b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40" style:family="paragraph" style:parent-style-name="Standard">
      <style:text-properties officeooo:paragraph-rsid="0daa4aef"/>
    </style:style>
    <style:style style:name="P4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Footnote">
      <style:text-properties fo:language="en" fo:country="GB" officeooo:paragraph-rsid="109547eb" fo:background-color="transparent"/>
    </style:style>
    <style:style style:name="P46" style:family="paragraph" style:parent-style-name="Footnote">
      <style:text-properties officeooo:paragraph-rsid="0fa0ab6e"/>
    </style:style>
    <style:style style:name="P47" style:family="paragraph" style:parent-style-name="Footnote">
      <style:text-properties officeooo:paragraph-rsid="10a9a4d5"/>
    </style:style>
    <style:style style:name="P4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Footnote">
      <style:text-properties fo:language="en" fo:country="GB" officeooo:paragraph-rsid="10ada976"/>
    </style:style>
    <style:style style:name="P5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text-properties officeooo:paragraph-rsid="0f4adb30"/>
    </style:style>
    <style:style style:name="P59" style:family="paragraph" style:parent-style-name="Standard">
      <style:text-properties officeooo:paragraph-rsid="0f6d4ef8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2" style:family="paragraph" style:parent-style-name="Standard">
      <style:text-properties officeooo:paragraph-rsid="0ddfbc49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text-properties officeooo:paragraph-rsid="0f4cd335"/>
    </style:style>
    <style:style style:name="P6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72" style:family="paragraph" style:parent-style-name="Footnote">
      <style:text-properties officeooo:rsid="043ccc66" officeooo:paragraph-rsid="0f4dc0dc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6" style:family="paragraph" style:parent-style-name="Standard">
      <style:text-properties officeooo:rsid="0dde9a1c" officeooo:paragraph-rsid="108e66c8"/>
    </style:style>
    <style:style style:name="P77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7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8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83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b2f9a7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b2f9a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b2f9a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officeooo:rsid="108a88f6"/>
    </style:style>
    <style:style style:name="T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officeooo:rsid="0f981b1c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style:font-name="Liberation Sans" fo:font-size="12pt" fo:language="en" fo:country="GB" style:font-size-asian="12pt" style:font-size-complex="12pt"/>
    </style:style>
    <style:style style:name="T73" style:family="text">
      <style:text-properties style:font-name="Liberation Sans" fo:font-size="12pt" fo:language="en" fo:country="GB" officeooo:rsid="109aaaaa" style:font-size-asian="12pt" style:font-size-complex="12pt"/>
    </style:style>
    <style:style style:name="T74" style:family="text">
      <style:text-properties style:font-name="Liberation Sans" fo:font-size="12pt" fo:language="en" fo:country="GB" officeooo:rsid="108f7f7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" fo:font-size="12pt" fo:language="en" fo:country="GB"/>
    </style:style>
    <style:style style:name="T9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4" style:family="text">
      <style:text-properties style:font-name="Liberation Sans" fo:font-size="10pt" fo:language="en" fo:country="GB" style:font-size-asian="10pt" style:font-size-complex="10pt"/>
    </style:style>
    <style:style style:name="T10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3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10b8f9dd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9" style:family="text">
      <style:text-properties fo:color="#000000" loext:opacity="100%" fo:language="en" fo:country="GB" officeooo:rsid="10555e93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addc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0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4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6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48" style:family="text">
      <style:text-properties officeooo:rsid="105f1264"/>
    </style:style>
    <style:style style:name="T149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0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1" style:family="text">
      <style:text-properties fo:font-variant="normal" fo:text-transform="none" fo:color="#000000" loext:opacity="87%" fo:letter-spacing="normal" fo:font-style="normal" officeooo:rsid="106260b1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1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62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72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3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174" style:family="text">
      <style:text-properties fo:language="en" fo:country="GB" officeooo:rsid="1052c7f3"/>
    </style:style>
    <style:style style:name="T175" style:family="text">
      <style:text-properties fo:language="en" fo:country="GB" officeooo:rsid="105c8aaa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style:font-name="Liberation Sans" fo:font-size="12pt" fo:language="en" fo:country="GB" officeooo:rsid="0d1ec96e" style:font-size-asian="12pt" style:font-size-complex="12pt"/>
    </style:style>
    <style:style style:name="T201" style:family="text">
      <style:text-properties style:font-name="Liberation Sans" fo:font-size="12pt" fo:language="en" fo:country="GB" officeooo:rsid="109b8b05" style:font-size-asian="12pt" style:font-size-complex="12pt"/>
    </style:style>
    <style:style style:name="T202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style:font-name="Liberation Sans" fo:font-size="12pt" fo:language="en" fo:country="GB" officeooo:rsid="0f51b898"/>
    </style:style>
    <style:style style:name="T21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26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7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Desktop/</text:span><text:span text:style-name="T3">Workstation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14">&gt;</text:span><text:span text:style-name="T18"><text:tab/><text:tab/><text:tab/> </text:span><text:span text:style-name="T18"><draw:control text:anchor-type="as-char" svg:y="-0.4cm" draw:z-index="10" draw:name="Gberuikersnaam 2" draw:style-name="gr1" draw:text-style-name="P6" svg:width="6.002cm" svg:height="0.5cm" draw:control="control9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8"><text:span text:style-name="T14">&lt;</text:span><text:span text:style-name="T22">computern</text:span><text:span text:style-name="T23">a</text:span><text:span text:style-name="T22">me</text:span><text:span text:style-name="T14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.g.</text:span><text:span text:style-name="T26"> </text:span><text:span text:style-name="T27">pc0</text:span><text:span text:style-name="T28">1</text:span></text:p>
      <text:p text:style-name="P9"><text:span text:style-name="T7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10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10"><text:tab/></text:span><text:span text:style-name="T31">any additional users</text:span></text:p>
      <text:p text:style-name="P7"><text:span text:style-name="T7">&lt;</text:span><text:span text:style-name="T29">user</text:span><text:span text:style-name="T32">n</text:span><text:span text:style-name="T33">a</text:span><text:span text:style-name="T34">me</text:span><text:span text:style-name="T7">&gt;</text:span><text:span text:style-name="T35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6">any additional users</text:span></text:p>
      <text:p text:style-name="P10"><text:span text:style-name="T37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8">Not yet on Linux?</text:span></text:span><text:span text:style-name="T39"><text:tab/></text:span><text:span text:style-name="T40">Use</text:span><text:span text:style-name="T41"> </text:span><text:span text:style-name="Strong_20_Emphasis"><text:span text:style-name="T42">Checklist </text:span></text:span><text:span text:style-name="Strong_20_Emphasis"><text:span text:style-name="T43">transfer</text:span></text:span><text:span text:style-name="T41"> o</text:span><text:span text:style-name="T44">n</text:span><text:span text:style-name="T41"> </text:span><text:a xlink:type="simple" xlink:href="https://karelzimmer.nl/html/en/home.html" text:style-name="Internet_20_link" text:visited-style-name="Visited_20_Internet_20_Link"><text:span text:style-name="Internet_20_link"><text:span text:style-name="T45">karelzimmer.nl/en</text:span></text:span></text:a><text:span text:style-name="T46">.</text:span></text:p>
      <text:p text:style-name="P13"><text:span text:style-name="Strong_20_Emphasis"><text:span text:style-name="T47">New installation?</text:span></text:span><text:span text:style-name="T48"><text:tab/><text:tab/></text:span><text:span text:style-name="T49">Start at chapter</text:span><text:span text:style-name="T48">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Perform installation</text:bookmark-ref></text:span></text:span><text:span text:style-name="T51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2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12" draw:name="Vorm3_ 1" draw:style-name="gr2" draw:text-style-name="P1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20"><text:span text:style-name="T54">Log in as </text:span><text:span text:style-name="T55">&lt;user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</text:span><text:span text:style-name="T59">s</text:span><text:span text:style-name="T60"> </text:span><text:span text:style-name="T57">and follow the same steps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5" draw:name="Vorm 4" draw:style-name="gr2" draw:text-style-name="P1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2" text:note-class="footnote"><text:note-citation>2</text:note-citation><text:note-body><text:p text:style-name="P27">Press the Super (Windows/command/magnifier) key or click in the upper left corner.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D4" office:value-type="string">
            <text:p text:style-name="P30"><text:span text:style-name="T72">Type the </text:span><text:span text:style-name="T73">following </text:span><text:span text:style-name="T74">three</text:span><text:span text:style-name="T72"> commands, each followed by the</text:span><text:span text:style-name="T68"> </text:span><text:span text:style-name="T75">Enter</text:span><text:span text:style-name="T72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 and click </text:span><text:span text:style-name="T81">the </text:span><text:span text:style-name="Strong_20_Emphasis"><text:span text:style-name="T84">Install</text:span></text:span><text:span text:style-name="Strong_20_Emphasis"><text:span text:style-name="T85">ation</text:span></text:span><text:span text:style-name="Strong_20_Emphasis"><text:span text:style-name="T84"> menu</text:span></text:span><text:span text:style-name="T81"> icon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40"><text:span text:style-name="T86">Select </text:span><text:span text:style-name="Strong_20_Emphasis"><text:span text:style-name="T87">1</text:span></text:span><text:span text:style-name="T86"> Prepar</text:span><text:span text:style-name="T88">e</text:span><text:span text:style-name="T86"> installation</text:span><text:span text:style-name="T89">. 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2"/>
      <text:list text:continue-numbering="true" text:style-name="L1">
        <text:list-item>
          <text:p text:style-name="P43"><text:bookmark-start text:name="__RefNumPara__4009_1271708128"/><text:span text:style-name="Strong_20_Emphasis"><text:span text:style-name="T90">Perform installation</text:span></text:span>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2" draw:text-style-name="P19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91">Boot the computer from</text:span><text:span text:style-name="T92"><text:note text:id="ftn3" text:note-class="footnote"><text:note-citation>1</text:note-citation><text:note-body><text:p text:style-name="P45"><text:span text:style-name="T93">Boot menu/Setup via one of the </text:span><text:span text:style-name="T94">f</text:span><text:span text:style-name="T93">requently used keys: </text:span><text:span text:style-name="T95">Esc</text:span><text:span text:style-name="T96">, </text:span><text:span text:style-name="T95">Delete</text:span><text:span text:style-name="T96">, </text:span><text:span text:style-name="T95">F1</text:span><text:span text:style-name="T96">, </text:span><text:span text:style-name="T95">F2</text:span><text:span text:style-name="T96">, </text:span><text:span text:style-name="T95">F9</text:span><text:span text:style-name="T96">, </text:span><text:span text:style-name="T95">F10</text:span><text:span text:style-name="T96">, </text:span><text:span text:style-name="T95">F11</text:span><text:span text:style-name="T96">, or </text:span><text:span text:style-name="T95">F12</text:span></text:p></text:note-body></text:note></text:span><text:span text:style-name="T91"> an</text:span><text:span text:style-name="T97"> </text:span><text:span text:style-name="T98"><text:user-field-get text:name="Distro">Rocky Linux</text:user-field-get></text:span><text:span text:style-name="T99"><text:s/></text:span><text:span text:style-name="T100">Desktop/</text:span><text:span text:style-name="T101">Workstation</text:span><text:span text:style-name="T100"> </text:span><text:span text:style-name="T102">L</text:span><text:span text:style-name="T103">ive</text:span><text:span text:style-name="T103"><text:note text:id="ftn4" text:note-class="footnote"><text:note-citation>2</text:note-citation><text:note-body><text:p text:style-name="P46"><text:span text:style-name="T104">From a Live USB stick you can boot and work with </text:span><text:span text:style-name="T105"><text:user-field-get text:name="Distro">Rocky Linux</text:user-field-get></text:span><text:span text:style-name="T105"><text:s/></text:span><text:span text:style-name="T104">without modifying any files on the hard drive and also allows installation of </text:span><text:span text:style-name="T105"><text:user-field-get text:name="Distro">Rocky Linux</text:user-field-get></text:span><text:span text:style-name="T105">.</text:span></text:p></text:note-body></text:note></text:span><text:span text:style-name="T91"> USB stick</text:span><text:span text:style-name="T106"><text:note text:id="ftn5" text:note-class="footnote"><text:note-citation>3</text:note-citation><text:note-body><text:p text:style-name="P47"><text:span text:style-name="T107">Create a bootable USB stick:<text:line-break/></text:span><text:span text:style-name="T108">Download </text:span><text:span text:style-name="T109">a</text:span><text:span text:style-name="T108"> </text:span><text:span text:style-name="terk_20_accent_20_voetnoot"><text:span text:style-name="T110">Rocky Linux</text:span></text:span><text:span text:style-name="T111"> </text:span><text:span text:style-name="terk_20_accent_20_voetnoot"><text:span text:style-name="T112">Desktop/Workstation Live </text:span></text:span><text:span text:style-name="terk_20_accent_20_voetnoot"><text:span text:style-name="T113">Image </text:span></text:span><text:span text:style-name="terk_20_accent_20_voetnoot"><text:span text:style-name="T110">GNOME </text:span></text:span><text:span text:style-name="T114">from</text:span><text:span text:style-name="T115"> </text:span><text:a xlink:type="simple" xlink:href="https://rockylinux.org/" text:style-name="Internet_20_link" text:visited-style-name="Visited_20_Internet_20_Link"><text:span text:style-name="T116">rockylinux.org</text:span></text:a><text:span text:style-name="T111">.</text:span><text:span text:style-name="Strong_20_Emphasis"><text:span text:style-name="T107"><text:line-break/></text:span></text:span><text:span text:style-name="T117">The next steps are described in </text:span><text:span text:style-name="Sterk_20_accent_20_voetnoot"><text:span text:style-name="T118">Linux informati</text:span></text:span><text:span text:style-name="Sterk_20_accent_20_voetnoot"><text:span text:style-name="T119">on</text:span></text:span><text:span text:style-name="T117">, which can be found at </text:span><text:a xlink:type="simple" xlink:href="https://karelzimmer.nl/en" text:style-name="Internet_20_link" text:visited-style-name="Visited_20_Internet_20_Link"><text:span text:style-name="T120">karelzimmer.nl/en</text:span></text:a><text:span text:style-name="T117">.</text:span></text:p></text:note-body></text:note></text:span><text:span text:style-name="T9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21">Select</text:span><text:span text:style-name="T122"> </text:span><text:span text:style-name="Strong_20_Emphasis"><text:span text:style-name="T123">Start</text:span></text:span><text:span text:style-name="Strong_20_Emphasis"><text:span text:style-name="T124"> </text:span></text:span><text:span text:style-name="Strong_20_Emphasis"><text:span text:style-name="T125"><text:user-field-get text:name="Distro">Rocky Linux</text:user-field-get></text:span></text:span><text:span text:style-name="Strong_20_Emphasis"><text:span text:style-name="T125"><text:s/></text:span></text:span><text:span text:style-name="Strong_20_Emphasis"><text:span text:style-name="T126">W</text:span></text:span><text:span text:style-name="Strong_20_Emphasis"><text:span text:style-name="T126">o</text:span></text:span><text:span text:style-name="Strong_20_Emphasis"><text:span text:style-name="T126">r</text:span></text:span><text:span text:style-name="Strong_20_Emphasis"><text:span text:style-name="T126">kstation</text:span></text:span><text:span text:style-name="T127"> </text:span><text:span text:style-name="T128">and press the </text:span><text:span text:style-name="T129">Enter</text:span><text:span text:style-name="T130"> </text:span><text:span text:style-name="T131">key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2" draw:text-style-name="P19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132">Click</text:span><text:span text:style-name="T133"> </text:span><text:span text:style-name="Strong_20_Emphasis"><text:span text:style-name="T134">Install </text:span></text:span><text:span text:style-name="Strong_20_Emphasis"><text:span text:style-name="T135">R</text:span></text:span><text:span text:style-name="Strong_20_Emphasis"><text:span text:style-name="T135">o</text:span></text:span><text:span text:style-name="Strong_20_Emphasis"><text:span text:style-name="T135">c</text:span></text:span><text:span text:style-name="Strong_20_Emphasis"><text:span text:style-name="T135">k</text:span></text:span><text:span text:style-name="Strong_20_Emphasis"><text:span text:style-name="T135">y </text:span></text:span><text:span text:style-name="Strong_20_Emphasis"><text:span text:style-name="T135">L</text:span></text:span><text:span text:style-name="Strong_20_Emphasis"><text:span text:style-name="T135">i</text:span></text:span><text:span text:style-name="Strong_20_Emphasis"><text:span text:style-name="T135">n</text:span></text:span><text:span text:style-name="Strong_20_Emphasis"><text:span text:style-name="T135">u</text:span></text:span><text:span text:style-name="Strong_20_Emphasis"><text:span text:style-name="T135">x</text:span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3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2" draw:text-style-name="P19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37">At</text:span><text:span text:style-name="T138"> </text:span><text:span text:style-name="Strong_20_Emphasis"><text:span text:style-name="T137">WELCOME TO ROCKY LINUX</text:span></text:span><text:span text:style-name="T139"> select language and click </text:span><text:span text:style-name="Strong_20_Emphasis"><text:span text:style-name="T140">Continue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2" draw:text-style-name="P19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42">U</text:span><text:span text:style-name="T143">nder</text:span><text:span text:style-name="T141"> </text:span><text:span text:style-name="Strong_20_Emphasis"><text:span text:style-name="T144">SYSTEM</text:span></text:span><text:span text:style-name="T141"> </text:span><text:span text:style-name="T142">click</text:span><text:span text:style-name="T145"> </text:span><text:span text:style-name="Strong_20_Emphasis"><text:span text:style-name="T144">Installati</text:span></text:span><text:span text:style-name="Strong_20_Emphasis"><text:span text:style-name="T146">on Destination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148">Check</text:span><text:span text:style-name="T149"> </text:span><text:span text:style-name="T150">the </text:span><text:span text:style-name="Strong_20_Emphasis"><text:span text:style-name="T151">Device Selection</text:span></text:span><text:span text:style-name="T152"> </text:span><text:span text:style-name="T153">and click </text:span><text:span text:style-name="Strong_20_Emphasis"><text:span text:style-name="T154">Done</text:span>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2" draw:text-style-name="P19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42">U</text:span><text:span text:style-name="T143">nder</text:span><text:span text:style-name="T141"> </text:span><text:span text:style-name="Strong_20_Emphasis"><text:span text:style-name="T144">SYSTEM</text:span></text:span><text:span text:style-name="T141"> </text:span><text:span text:style-name="T142">click</text:span><text:span text:style-name="T145"> </text:span><text:span text:style-name="Strong_20_Emphasis"><text:span text:style-name="T144">Netwerk &amp; </text:span></text:span><text:span text:style-name="Strong_20_Emphasis"><text:span text:style-name="T156">H</text:span></text:span><text:span text:style-name="Strong_20_Emphasis"><text:span text:style-name="T144">ost </text:span></text:span><text:span text:style-name="Strong_20_Emphasis"><text:span text:style-name="T156">N</text:span></text:span><text:span text:style-name="Strong_20_Emphasis"><text:span text:style-name="T144">am</text:span></text:span><text:span text:style-name="Strong_20_Emphasis"><text:span text:style-name="T156">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4" office:value-type="string">
            <text:p text:style-name="P49"><text:span text:style-name="T157">Enter you</text:span><text:span text:style-name="T158">r</text:span><text:span text:style-name="T159"> </text:span><text:span text:style-name="Strong_20_Emphasis"><text:span text:style-name="T160">Host </text:span></text:span><text:span text:style-name="Strong_20_Emphasis"><text:span text:style-name="T157">N</text:span></text:span><text:span text:style-name="Strong_20_Emphasis"><text:span text:style-name="T160">am</text:span></text:span><text:span text:style-name="Strong_20_Emphasis"><text:span text:style-name="T157">e</text:span></text:span><text:span text:style-name="T161"> &lt;computerna</text:span><text:span text:style-name="T162">me&gt;</text:span><text:span text:style-name="T163"> </text:span><text:span text:style-name="T157">and click </text:span><text:span text:style-name="Strong_20_Emphasis"><text:span text:style-name="T164">Apply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4" office:value-type="string">
            <text:p text:style-name="P50"><text:span text:style-name="T165">C</text:span><text:span text:style-name="T166">li</text:span><text:span text:style-name="T165">c</text:span><text:span text:style-name="T166">k </text:span><text:span text:style-name="Strong_20_Emphasis"><text:span text:style-name="T167">Done</text:span>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4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9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68">U</text:span><text:span text:style-name="T143">nder</text:span><text:span text:style-name="T138"> </text:span><text:span text:style-name="Strong_20_Emphasis"><text:span text:style-name="T143">USER SETTINGS</text:span></text:span><text:span text:style-name="T169"> </text:span><text:span text:style-name="T170">click</text:span><text:span text:style-name="T171"> </text:span><text:span text:style-name="Strong_20_Emphasis"><text:span text:style-name="T172">User </text:span></text:span><text:span text:style-name="Strong_20_Emphasis"><text:span text:style-name="T173">C</text:span></text:span><text:span text:style-name="Strong_20_Emphasis"><text:span text:style-name="T172">reation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174">Enter your</text:span><text:span text:style-name="T175"> </text:span><text:span text:style-name="Strong_20_Emphasis"><text:span text:style-name="T176">Full name</text:span></text:span><text:span text:style-name="T177"> </text:span><text:span text:style-name="T7">&lt;user&gt;</text:span><text:span text:style-name="T178">, <text:line-break/></text:span><text:span text:style-name="Strong_20_Emphasis"><text:span text:style-name="T176">User name</text:span></text:span><text:span text:style-name="T177"> &lt;</text:span><text:span text:style-name="T179">username&gt;</text:span><text:span text:style-name="T177">,</text:span></text:p>
            <text:p text:style-name="Standard"><text:span text:style-name="T180">check</text:span><text:span text:style-name="T181"> </text:span><text:span text:style-name="Strong_20_Emphasis"><text:span text:style-name="T182">Ma</text:span></text:span><text:span text:style-name="Strong_20_Emphasis"><text:span text:style-name="T183">ke this user administrator</text:span></text:span><text:span text:style-name="T181">,</text:span></text:p>
            <text:p text:style-name="Standard"><text:span text:style-name="T184">enter a </text:span><text:span text:style-name="Strong_20_Emphasis"><text:span text:style-name="T185">password</text:span></text:span><text:span text:style-name="T184"> twice</text:span><text:span text:style-name="T181"> </text:span><text:span text:style-name="T186">and c</text:span><text:span text:style-name="T181">li</text:span><text:span text:style-name="T187">c</text:span><text:span text:style-name="T181">k </text:span><text:span text:style-name="Strong_20_Emphasis"><text:span text:style-name="T188">Done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9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89">Click</text:span><text:span text:style-name="T190"> </text:span><text:span text:style-name="Strong_20_Emphasis"><text:span text:style-name="T191">Begin </text:span></text:span><text:span text:style-name="Strong_20_Emphasis"><text:span text:style-name="T192">Installation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9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89">Click</text:span><text:span text:style-name="T190"> </text:span><text:span text:style-name="Strong_20_Emphasis"><text:span text:style-name="T193">Finish</text:span></text:span><text:span text:style-name="Strong_20_Emphasis"><text:span text:style-name="T191"> </text:span></text:span><text:span text:style-name="Strong_20_Emphasis"><text:span text:style-name="T192">Installation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2" draw:text-style-name="P19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94">Restart the system</text:span><text:span text:style-name="T147">.</text:span></text:p>
          </table:table-cell>
        </table:table-row>
      </table:table>
      <text:p text:style-name="P52"><text:span text:style-name="Strong_20_Emphasis"><text:span text:style-name="T195"/></text:span></text:p>
      <text:list text:continue-numbering="true" text:style-name="L1">
        <text:list-item>
          <text:p text:style-name="P53"><text:span text:style-name="Strong_20_Emphasis"><text:span text:style-name="T196">Finish installation</text:span></text:span></text:p>
        </text:list-item>
      </text:list>
      <text:p text:style-name="P54"><text:span text:style-name="Strong_20_Emphasis"><text:span text:style-name="T19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197">Log in as </text:span><text:span text:style-name="T198">&lt;user&gt;</text:span><text:span text:style-name="T19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2" draw:text-style-name="P19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8" draw:name="Vorm4" draw:style-name="gr2" draw:text-style-name="P19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6" text:note-class="footnote"><text:note-citation>1</text:note-citation><text:note-body><text:p text:style-name="P55"><text:span text:style-name="T199">Press the Super (Windows/command/magnifier) key or click in the upper left corner.</text:span><text:span text:style-name="T199"/>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7"><text:span text:style-name="Strong_20_Emphasis"><text:span text:style-name="T71"/></text:span></text:p>
          </table:table-cell>
          <table:table-cell table:style-name="_33_._5f_Installatie_5f_afronden.C6" office:value-type="string">
            <text:p text:style-name="P58"><text:span text:style-name="T200">Type the </text:span><text:span text:style-name="T201">following </text:span><text:span text:style-name="T200">t</text:span><text:span text:style-name="T74">hree</text:span><text:span text:style-name="T200"> commands, each followed by the</text:span><text:span text:style-name="T68"> </text:span><text:span text:style-name="T202">Enter</text:span><text:span text:style-name="T200"> key: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6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8" office:value-type="string">
            <text:p text:style-name="P59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9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0" office:value-type="string">
            <text:p text:style-name="P61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6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9" draw:name="Vorm 3" draw:style-name="gr2" draw:text-style-name="P19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 and click </text:span><text:span text:style-name="T81">the </text:span><text:span text:style-name="Strong_20_Emphasis"><text:span text:style-name="T84">Install</text:span></text:span><text:span text:style-name="Strong_20_Emphasis"><text:span text:style-name="T85">ation</text:span></text:span><text:span text:style-name="Strong_20_Emphasis"><text:span text:style-name="T84"> menu</text:span></text:span><text:span text:style-name="T81"> icon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4"><text:span text:style-name="Strong_20_Emphasis"><text:span text:style-name="T71"/></text:span></text:p>
          </table:table-cell>
          <table:table-cell table:style-name="_33_._5f_Installatie_5f_afronden.C13" office:value-type="string">
            <text:p text:style-name="P65"><text:span text:style-name="T203">Se</text:span><text:span text:style-name="T204">lect</text:span><text:span text:style-name="T203"> </text:span><text:span text:style-name="Strong_20_Emphasis"><text:span text:style-name="T205">3</text:span></text:span><text:span text:style-name="T206"> </text:span><text:span text:style-name="T207">Finish installatio</text:span><text:span text:style-name="T208">n</text:span><text:span text:style-name="T86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4" office:value-type="string">
            <text:p text:style-name="P66">Follow the instructions on the screen.</text:p>
          </table:table-cell>
        </table:table-row>
      </table:table>
      <text:p text:style-name="P54"><text:span text:style-name="Strong_20_Emphasis"><text:span text:style-name="T197"/></text:span></text:p>
      <text:list text:continue-numbering="true" text:style-name="L1">
        <text:list-item>
          <text:p text:style-name="P67"><text:span text:style-name="Strong_20_Emphasis"><text:span text:style-name="T209">S</text:span></text:span><text:span text:style-name="Strong_20_Emphasis"><text:span text:style-name="T210">et up user</text:span></text:span></text:p>
        </text:list-item>
      </text:list>
      <text:p text:style-name="P6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0"><text:span text:style-name="Strong_20_Emphasis"><text:span text:style-name="T62"><draw:control text:anchor-type="as-char" draw:z-index="6" draw:name="Vorm40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0"><text:span text:style-name="Strong_20_Emphasis"><text:span text:style-name="T62"><draw:control text:anchor-type="as-char" draw:z-index="11" draw:name="Vorm40_ 1" draw:style-name="gr2" draw:text-style-name="P19" svg:width="0.35cm" svg:height="0.35cm" draw:control="control10"/></text:span></text:span></text:p>
          </table:table-cell>
          <table:table-cell table:style-name="Tabel2.D1" office:value-type="string">
            <text:p text:style-name="P71"><text:span text:style-name="T211">Log in as</text:span><text:span text:style-name="T197"> </text:span><text:span text:style-name="T198">&lt;user&gt;</text:span><text:span text:style-name="T212"><text:note text:id="ftn7" text:note-class="footnote"><text:note-citation>1</text:note-citation><text:note-body><text:p text:style-name="P72"><text:span text:style-name="T213">Login any additional </text:span><text:span text:style-name="T214">user</text:span><text:span text:style-name="T215">s </text:span><text:span text:style-name="T213">and follow the same steps.</text:span></text:p></text:note-body></text:note></text:span><text:span text:style-name="T197">.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5"><text:span text:style-name="Strong_20_Emphasis"><text:span text:style-name="T216"><draw:control text:anchor-type="as-char" draw:z-index="14" draw:name="Vorm4_ 2" draw:style-name="gr2" draw:text-style-name="P19" svg:width="0.35cm" svg:height="0.35cm" draw:control="control13"/></text:span></text:span></text:p>
          </table:table-cell>
          <table:table-cell table:style-name="Tabel2.D2" office:value-type="string">
            <text:p text:style-name="P76"><text:span text:style-name="T217">Follow the welcome screens.</text:span><text:span text:style-name="T218"/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0" draw:name="Vorm 8" draw:style-name="gr2" draw:text-style-name="P19" svg:width="0.35cm" svg:height="0.35cm" draw:control="control19"/></text:span></text:span></text:p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D5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 and click </text:span><text:span text:style-name="T81">the </text:span><text:span text:style-name="Strong_20_Emphasis"><text:span text:style-name="T84">Install</text:span></text:span><text:span text:style-name="Strong_20_Emphasis"><text:span text:style-name="T85">ation</text:span></text:span><text:span text:style-name="Strong_20_Emphasis"><text:span text:style-name="T84"> menu</text:span></text:span><text:span text:style-name="T81"> icon.</text:span></text:p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D6" office:value-type="string">
            <text:p text:style-name="P79"><text:span text:style-name="T219">Select</text:span><text:span text:style-name="T203"> </text:span><text:span text:style-name="Strong_20_Emphasis"><text:span text:style-name="T205">4</text:span></text:span><text:span text:style-name="T220"> </text:span><text:span text:style-name="T221">Set up user</text:span><text:span text:style-name="T86">.</text:span></text:p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D7" office:value-type="string">
            <text:p text:style-name="P80">Follow the instructions on the screen.</text:p>
          </table:table-cell>
        </table:table-row>
      </table:table>
      <text:p text:style-name="P81"/>
      <text:p text:style-name="P82"/>
      <text:p text:style-name="P83"><text:span text:style-name="T222">End of checklist,</text:span><text:span text:style-name="T223"> </text:span><text:span text:style-name="T224"><text:user-field-get text:name="Distro">Rocky Linux</text:user-field-get></text:span><text:span text:style-name="T225"><text:s/></text:span><text:span text:style-name="T226">Desktop/</text:span><text:span text:style-name="T227">Workstation</text:span><text:span text:style-name="T228"> </text:span><text:span text:style-name="T222">installation is complete.</text:span></text:p>
      <text:p text:style-name="P84"/>
      <text:p text:style-name="P85"><text:span text:style-name="T229">Written</text:span><text:span text:style-name="T230"> </text:span><text:span text:style-name="T229">by</text:span><text:span text:style-name="T230"> </text:span><text:a xlink:type="simple" xlink:href="mailto:info@karelzimmer.nl?subject=Checklist%20installation%20Linux" text:style-name="Internet_20_link" text:visited-style-name="Visited_20_Internet_20_Link"><text:span text:style-name="T231">Karel Zimmer</text:span></text:a><text:span text:style-name="T232">.</text:span></text:p>
      <text:p text:style-name="P86"><text:span text:style-name="T233">License </text:span><text:span text:style-name="T234">C</text:span><text:span text:style-name="T235">C0</text:span><text:span text:style-name="T232"> 1.0 </text:span><text:span text:style-name="T236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6"><text:s/></text:span><text:span text:style-name="T236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7-22T15:11:28.066221121">22/07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7-22T15:11:27.985530210</dc:date>
    <meta:keyword>Installatie</meta:keyword>
    <meta:keyword>Checklist</meta:keyword>
    <meta:keyword>Linux</meta:keyword>
    <meta:editing-cycles>7020</meta:editing-cycles>
    <meta:editing-duration>P12DT9H48M20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2" meta:word-count="482" meta:character-count="3101" meta:non-whitespace-character-count="2662"/>
    <meta:user-defined meta:name="Info 1"/>
    <meta:user-defined meta:name="Info 2"/>
    <meta:user-defined meta:name="Info 3"/>
    <meta:user-defined meta:name="Info 4"/>
  </office:meta>
</office:document-meta>
</file>